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Roboto Mono" svg:font-family="'Roboto Mono', 'Courier New'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8d7" officeooo:paragraph-rsid="000038d7"/>
    </style:style>
    <style:style style:name="P2" style:family="paragraph" style:parent-style-name="Standard">
      <style:text-properties fo:font-variant="normal" fo:text-transform="none" fo:color="#333333" style:font-name="Roboto Mono" fo:font-size="9.75pt" fo:letter-spacing="normal" fo:font-style="normal" fo:font-weight="normal" officeooo:rsid="000159f3" officeooo:paragraph-rsid="000159f3"/>
    </style:style>
    <style:style style:name="P3" style:family="paragraph" style:parent-style-name="Standard">
      <style:text-properties fo:font-weight="bold" officeooo:rsid="0001d95e" officeooo:paragraph-rsid="0001d95e" style:font-weight-asian="bold" style:font-weight-complex="bold"/>
    </style:style>
    <style:style style:name="P4" style:family="paragraph" style:parent-style-name="Standard">
      <style:text-properties officeooo:paragraph-rsid="0001d95e"/>
    </style:style>
    <style:style style:name="P5" style:family="paragraph" style:parent-style-name="Standard">
      <style:text-properties fo:color="#ff3333"/>
    </style:style>
    <style:style style:name="P6" style:family="paragraph" style:parent-style-name="Standard">
      <style:text-properties officeooo:paragraph-rsid="00029a64"/>
    </style:style>
    <style:style style:name="P7" style:family="paragraph" style:parent-style-name="Preformatted_20_Text">
      <style:text-properties officeooo:paragraph-rsid="00029a64"/>
    </style:style>
    <style:style style:name="T1" style:family="text">
      <style:text-properties officeooo:rsid="00029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oconductor</text:p>
      <text:p text:style-name="Standard">airway</text:p>
      <text:p text:style-name="Standard">Rsamtools</text:p>
      <text:p text:style-name="Standard">GenomicFeatures</text:p>
      <text:p text:style-name="Standard">GenomicAlignments</text:p>
      <text:p text:style-name="Standard">BiocParallel</text:p>
      <text:p text:style-name="P4">DESeq2</text:p>
      <text:p text:style-name="P6">apeglm</text:p>
      <text:p text:style-name="P6">genefilter</text:p>
      <text:p text:style-name="P6"><text:span text:style-name="T1">A</text:span>nnotationDbi</text:p>
      <text:p text:style-name="P6">org.Hs.eg.db</text:p>
      <text:p text:style-name="P6">Gviz</text:p>
      <text:p text:style-name="P6">ReportingTools</text:p>
      <text:p text:style-name="P6">sva</text:p>
      <text:p text:style-name="P6">RUVSeq</text:p>
      <text:p text:style-name="P6">AnnotationHub</text:p>
      <text:p text:style-name="P6">clusterProfiler</text:p>
      <text:p text:style-name="P7"><text:span text:style-name="Source_20_Text">ReactomePA</text:span></text:p>
      <text:p text:style-name="P6"><text:span text:style-name="T1">t</text:span>opGO</text:p>
      <text:p text:style-name="P6">GOstats</text:p>
      <text:p text:style-name="P7"><text:span text:style-name="Source_20_Text">pasilla</text:span></text:p>
      <text:p text:style-name="P7"><text:span text:style-name="Source_20_Text">IHW</text:span></text:p>
      <text:p text:style-name="Standard"/>
      <text:p text:style-name="P3">Cran R</text:p>
      <text:p text:style-name="Standard">magrittr</text:p>
      <text:p text:style-name="P5">dplyr</text:p>
      <text:p text:style-name="P5">ggplot2</text:p>
      <text:p text:style-name="P6">pheatmap</text:p>
      <text:p text:style-name="Standard">RColorBrewer</text:p>
      <text:p text:style-name="Standard">ggbeeswarm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Roboto Mono" svg:font-family="'Roboto Mono', 'Courier New'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1:52:43.796782030</meta:creation-date>
    <dc:date>2018-11-13T13:04:38.657336077</dc:date>
    <meta:editing-duration>PT17M34S</meta:editing-duration>
    <meta:editing-cycles>1</meta:editing-cycles>
    <meta:document-statistic meta:table-count="0" meta:image-count="0" meta:object-count="0" meta:page-count="1" meta:paragraph-count="29" meta:word-count="30" meta:character-count="261" meta:non-whitespace-character-count="260"/>
    <meta:generator>LibreOffice/5.1.6.2$Linux_X86_64 LibreOffice_project/10m0$Build-2</meta:generator>
  </office:meta>
</office:document-meta>
</file>